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fo:font-weight="bold" style:font-weight-asian="bold" style:font-weight-complex="bold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lliTrac</text:p>
      <text:p text:style-name="Subtitle">Trac plugin for IntelliJ IDEA 7</text:p>
      <text:h text:style-name="P1" text:outline-level="1">Project goals</text:h>
      <text:p text:style-name="Text_20_body"><text:span text:style-name="T1">IntelliTrac </text:span>is an <text:span text:style-name="T1">IntelliJ IDEA </text:span>plugin (aimed at version 7) that enables tight integration with <text:span text:style-name="T1">Trac</text:span>, a popular project management system. Its main aim is to facilitate <text:span text:style-name="T1">Trac </text:span>support, i.e. enabling users to interface with <text:span text:style-name="T1">Trac </text:span>environments from within IDE (no need to use <text:span text:style-name="T1">Trac </text:span>web browser interface).</text:p>
      <text:p text:style-name="Text_20_body">The first version of the plugin will offer rather modest functionality:</text:p>
      <text:list text:style-name="L2">
        <text:list-item>
          <text:p text:style-name="P2">managing tickets (opening, closing, editing etc.)</text:p>
        </text:list-item>
        <text:list-item>
          <text:p text:style-name="P2">managing wiki</text:p>
        </text:list-item>
      </text:list>
      <text:p text:style-name="Text_20_body"/>
      <text:h text:style-name="Heading_20_1" text:outline-level="1">Trac integration</text:h>
      <text:p text:style-name="Text_20_body">The plugin will communicate with <text:span text:style-name="T1">Trac </text:span>via <text:span text:style-name="T1">XML-RPC </text:span>(<text:a xlink:type="simple" xlink:href="http://www.xmlrpc.com/">http://www.xmlrpc.com/</text:a>). It requires that <text:span text:style-name="T1">Trac </text:span>server must have <text:span text:style-name="T1">Trac XML-RPC Plugin</text:span> installed (<text:a xlink:type="simple" xlink:href="http://trac-hacks.org/wiki/XmlRpcPlugin#Troubleshooting">http://trac-hacks.org/wiki/XmlRpcPlugin</text:a>).</text:p>
      <text:p text:style-name="Text_20_body">However <text:span text:style-name="T1">XML-RPC </text:span>is a deprecated protocol (<text:span text:style-name="T1">SOAP </text:span>is more common nowadays), it still seems to be a better solution than manually parsing HTML pages using a pure HTTP client.</text:p>
      <text:h text:style-name="Heading_20_1" text:outline-level="1">Technical issues</text:h>
      <text:p text:style-name="Text_20_body">The development includes following major libraries:</text:p>
      <text:list text:style-name="L3">
        <text:list-item>
          <text:p text:style-name="P3">Java Development Kit 6 update 7</text:p>
        </text:list-item>
        <text:list-item>
          <text:p text:style-name="P3">IntelliJ IDEA Software Development Kit 7757</text:p>
        </text:list-item>
        <text:list-item>
          <text:p text:style-name="P4"><text:span text:style-name="T1">Apache XML-RPC </text:span>(<text:a xlink:type="simple" xlink:href="http://ws.apache.org/xmlrpc/index.html">http://ws.apache.org/xmlrpc</text:a>)</text:p>
        </text:list-item>
      </text:list>
      <text:p text:style-name="Text_20_body"/>
      <text:p text:style-name="Text_20_body">The project will be developed under <text:span text:style-name="T1">IntelliJ IDEA 7 </text:span>using <text:span text:style-name="T1">Plugin Development Package </text:span>(<text:a xlink:type="simple" xlink:href="http://www.jetbrains.com/idea/plugins/plugin_developers.html">http://www.jetbrains.com/idea/plugins/plugin_developers.html</text:a>).</text:p>
      <text:p text:style-name="Text_20_body"/>
      <text:h text:style-name="Heading_20_1" text:outline-level="1">Useful links</text:h>
      <text:list text:style-name="L4">
        <text:list-item>
          <text:p text:style-name="P5"><text:a xlink:type="simple" xlink:href="http://ws.apache.org/xmlrpc/index.html">http://ws.apache.org/xmlrpc/index.html</text:a></text:p>
        </text:list-item>
        <text:list-item>
          <text:p text:style-name="P5"><text:a xlink:type="simple" xlink:href="http://trac-hacks.org/wiki/XmlRpcPlugin">http://trac-hacks.org/wiki/XmlRpcPlugin</text:a></text:p>
        </text:list-item>
        <text:list-item>
          <text:p text:style-name="P5"><text:a xlink:type="simple" xlink:href="http://www.jetbrains.com/idea/plugins/plugin_developers.html">http://www.jetbrains.com/idea/plugins/plugin_developers.html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08-07-13T21:59:16</meta:creation-date>
    <dc:creator>Michał Trzcinka</dc:creator>
    <dc:date>2008-07-13T22:36:07</dc:date>
    <dc:language>en-US</dc:language>
    <meta:editing-cycles>3</meta:editing-cycles>
    <meta:editing-duration>PT3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0" meta:word-count="198" meta:character-count="1342"/>
  </office:meta>
</office:document-meta>
</file>